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744in"/>
    </style:style>
    <style:style style:name="co3" style:family="table-column">
      <style:table-column-properties fo:break-before="auto" style:column-width="9.976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value-type" style:repeat-content="false" fo:background-color="transparent"/>
      <style:paragraph-properties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Key</text:p>
          </table:table-cell>
          <table:table-cell table:style-name="ce1" office:value-type="string">
            <text:p>Actio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init0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1</text:p>
          </table:table-cell>
          <table:table-cell office:value-type="string">
            <text:p>pl_MOVE:y10</text:p>
          </table:table-cell>
          <table:table-cell table:number-columns-repeated="1022"/>
        </table:table-row>
        <table:table-row table:style-name="ro1">
          <table:table-cell office:value-type="string">
            <text:p>farminit2</text:p>
          </table:table-cell>
          <table:table-cell office:value-type="string">
            <text:p>_CUSTOM:PWIDE</text:p>
          </table:table-cell>
          <table:table-cell table:number-columns-repeated="1022"/>
        </table:table-row>
        <table:table-row table:style-name="ro1">
          <table:table-cell office:value-type="string">
            <text:p>farminit3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4</text:p>
          </table:table-cell>
          <table:table-cell office:value-type="string">
            <text:p>_PLANIM:2,0,1000</text:p>
          </table:table-cell>
          <table:table-cell table:number-columns-repeated="1022"/>
        </table:table-row>
        <table:table-row table:style-name="ro1">
          <table:table-cell office:value-type="string">
            <text:p>farminit5</text:p>
          </table:table-cell>
          <table:table-cell office:value-type="string">
            <text:p>_PLANIM:2,1,500</text:p>
          </table:table-cell>
          <table:table-cell table:number-columns-repeated="1022"/>
        </table:table-row>
        <table:table-row table:style-name="ro1">
          <table:table-cell office:value-type="string">
            <text:p>farminit6</text:p>
          </table:table-cell>
          <table:table-cell office:value-type="string">
            <text:p>_PLANIM:2,2,1500</text:p>
          </table:table-cell>
          <table:table-cell table:number-columns-repeated="1022"/>
        </table:table-row>
        <table:table-row table:style-name="ro1">
          <table:table-cell office:value-type="string">
            <text:p>farminit7</text:p>
          </table:table-cell>
          <table:table-cell office:value-type="string">
            <text:p>_PLANIM:2,1,250</text:p>
          </table:table-cell>
          <table:table-cell table:number-columns-repeated="1022"/>
        </table:table-row>
        <table:table-row table:style-name="ro1">
          <table:table-cell office:value-type="string">
            <text:p>farminit8</text:p>
          </table:table-cell>
          <table:table-cell office:value-type="string">
            <text:p>_CUSTOM:PUNWIDE</text:p>
          </table:table-cell>
          <table:table-cell table:number-columns-repeated="1022"/>
        </table:table-row>
        <table:table-row table:style-name="ro1">
          <table:table-cell office:value-type="string">
            <text:p>farminit9</text:p>
          </table:table-cell>
          <table:table-cell office:value-type="string">
            <text:p>pl_MOVE:y11</text:p>
          </table:table-cell>
          <table:table-cell table:number-columns-repeated="1022"/>
        </table:table-row>
        <table:table-row table:style-name="ro1">
          <table:table-cell office:value-type="string">
            <text:p>farminit10</text:p>
          </table:table-cell>
          <table:table-cell office:value-type="string">
            <text:p>_PLANIM:4,0,1500&amp;pl_SETDIR:3</text:p>
          </table:table-cell>
          <table:table-cell table:number-columns-repeated="1022"/>
        </table:table-row>
        <table:table-row table:style-name="ro1">
          <table:table-cell office:value-type="string">
            <text:p>farminit11</text:p>
          </table:table-cell>
          <table:table-cell office:value-type="string">
            <text:p>_TEXT:intro1</text:p>
          </table:table-cell>
          <table:table-cell table:number-columns-repeated="1022"/>
        </table:table-row>
        <table:table-row table:style-name="ro1">
          <table:table-cell office:value-type="string">
            <text:p>farminit12</text:p>
          </table:table-cell>
          <table:table-cell office:value-type="string">
            <text:p>nathanA_ISMOVING:true&amp;nathanA_MOVE:x21</text:p>
          </table:table-cell>
          <table:table-cell table:number-columns-repeated="1022"/>
        </table:table-row>
        <table:table-row table:style-name="ro1">
          <table:table-cell office:value-type="string">
            <text:p>farminit13</text:p>
          </table:table-cell>
          <table:table-cell office:value-type="string">
            <text:p>_TEXT:intro2&amp;nathanA_ANIMSTATE:[2,3,2,8,true]</text:p>
          </table:table-cell>
          <table:table-cell table:number-columns-repeated="1022"/>
        </table:table-row>
        <table:table-row table:style-name="ro1">
          <table:table-cell office:value-type="string">
            <text:p>farminit14</text:p>
          </table:table-cell>
          <table:table-cell office:value-type="string">
            <text:p>_TEXT:intro3</text:p>
          </table:table-cell>
          <table:table-cell table:number-columns-repeated="1022"/>
        </table:table-row>
        <table:table-row table:style-name="ro1">
          <table:table-cell office:value-type="string">
            <text:p>farminit15</text:p>
          </table:table-cell>
          <table:table-cell office:value-type="string">
            <text:p>_CLEARTEXT&amp;nathanA_ANIMSTATE:[2,3,1,0,false]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6</text:p>
          </table:table-cell>
          <table:table-cell office:value-type="string">
            <text:p>pl_SETDIR:2&amp;pl_MOVE:y12</text:p>
          </table:table-cell>
          <table:table-cell table:number-columns-repeated="1022"/>
        </table:table-row>
        <table:table-row table:style-name="ro1">
          <table:table-cell office:value-type="string">
            <text:p>farminit17</text:p>
          </table:table-cell>
          <table:table-cell office:value-type="string">
            <text:p>_PLANIM:4,0,1000</text:p>
          </table:table-cell>
          <table:table-cell table:number-columns-repeated="1022"/>
        </table:table-row>
        <table:table-row table:style-name="ro1">
          <table:table-cell office:value-type="string">
            <text:p>farminit18</text:p>
          </table:table-cell>
          <table:table-cell office:value-type="string">
            <text:p>pl_SETDIR:3&amp;nathanA_ANIMSTATE:[2,4,2,8,true]&amp;_TEXT:intro4</text:p>
          </table:table-cell>
          <table:table-cell table:number-columns-repeated="1022"/>
        </table:table-row>
        <table:table-row table:style-name="ro1">
          <table:table-cell office:value-type="string">
            <text:p>farminit19</text:p>
          </table:table-cell>
          <table:table-cell office:value-type="string">
            <text:p>_TEXT:intro(5-6)</text:p>
          </table:table-cell>
          <table:table-cell table:number-columns-repeated="1022"/>
        </table:table-row>
        <table:table-row table:style-name="ro1">
          <table:table-cell office:value-type="string">
            <text:p>farminit20</text:p>
          </table:table-cell>
          <table:table-cell office:value-type="string">
            <text:p>_CLEARTEXT&amp;nathanA_ANIMSTATE:[2,4,1,8,false]&amp;_PLANIM:4,3,1500</text:p>
          </table:table-cell>
          <table:table-cell table:number-columns-repeated="1022"/>
        </table:table-row>
        <table:table-row table:style-name="ro1">
          <table:table-cell office:value-type="string">
            <text:p>farminit21</text:p>
          </table:table-cell>
          <table:table-cell office:value-type="string">
            <text:p>pl_SETDIR:3&amp;nathanA_ANIMSTATE:[2,4,2,8,true]&amp;_TEXT:intro(7-8)</text:p>
          </table:table-cell>
          <table:table-cell table:number-columns-repeated="1022"/>
        </table:table-row>
        <table:table-row table:style-name="ro1">
          <table:table-cell office:value-type="string">
            <text:p>farminit22</text:p>
          </table:table-cell>
          <table:table-cell office:value-type="string">
            <text:p>_CLEARTEXT&amp;nathanA_ANIMSTATE:[0,2,4,8]&amp;nathanA_MOVE:x24</text:p>
          </table:table-cell>
          <table:table-cell table:number-columns-repeated="1022"/>
        </table:table-row>
        <table:table-row table:style-name="ro1">
          <table:table-cell office:value-type="string">
            <text:p>farminit23</text:p>
          </table:table-cell>
          <table:table-cell office:value-type="string">
            <text:p>_GO2:["producestand",10,5]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stand0</text:p>
          </table:table-cell>
          <table:table-cell table:style-name="ce6" office:value-type="string">
            <text:p>pl_SETDIR:1&amp;hipster_MOVE:x6</text:p>
          </table:table-cell>
          <table:table-cell table:number-columns-repeated="1022"/>
        </table:table-row>
        <table:table-row table:style-name="ro1">
          <table:table-cell office:value-type="string">
            <text:p>pstand1</text:p>
          </table:table-cell>
          <table:table-cell office:value-type="string">
            <text:p>hipster_ISMOVING:false&amp;_SLEEP:500</text:p>
          </table:table-cell>
          <table:table-cell table:number-columns-repeated="1022"/>
        </table:table-row>
        <table:table-row table:style-name="ro1">
          <table:table-cell office:value-type="string">
            <text:p>pstand2</text:p>
          </table:table-cell>
          <table:table-cell office:value-type="string">
            <text:p>hipster_ANIMSTATE:[2,3,2,8,true]&amp;_TEXT:intro9</text:p>
          </table:table-cell>
          <table:table-cell table:number-columns-repeated="1022"/>
        </table:table-row>
        <table:table-row table:style-name="ro1">
          <table:table-cell office:value-type="string">
            <text:p>pstand3</text:p>
          </table:table-cell>
          <table:table-cell office:value-type="string">
            <text:p>bike_VISIBLE:true&amp;hipster_ANIMSTATE:[0,1,4,-1,true]&amp;_CUSTOM:HIPMOV</text:p>
          </table:table-cell>
          <table:table-cell table:number-columns-repeated="1022"/>
        </table:table-row>
        <table:table-row table:style-name="ro1">
          <table:table-cell office:value-type="string">
            <text:p>pstand4</text:p>
          </table:table-cell>
          <table:table-cell office:value-type="string">
            <text:p>hipster_ANIMSTATE:[0,3,2,8]&amp;_TEXT:intro10</text:p>
          </table:table-cell>
          <table:table-cell table:number-columns-repeated="1022"/>
        </table:table-row>
        <table:table-row table:style-name="ro1">
          <table:table-cell office:value-type="string">
            <text:p>pstand5</text:p>
          </table:table-cell>
          <table:table-cell office:value-type="string">
            <text:p>hipster_ANIMSTATE:[0,2,4,8,false]&amp;_TEXT:intro11</text:p>
          </table:table-cell>
          <table:table-cell table:number-columns-repeated="1022"/>
        </table:table-row>
        <table:table-row table:style-name="ro1">
          <table:table-cell office:value-type="string">
            <text:p>pstand6</text:p>
          </table:table-cell>
          <table:table-cell office:value-type="string">
            <text:p>hipster_ISMOVING:true&amp;_TEXT:intro(12-13)</text:p>
          </table:table-cell>
          <table:table-cell table:number-columns-repeated="1022"/>
        </table:table-row>
        <table:table-row table:style-name="ro1">
          <table:table-cell office:value-type="string">
            <text:p>pstand7</text:p>
          </table:table-cell>
          <table:table-cell office:value-type="string">
            <text:p>hipster_ISMOVING:false&amp;_TEXT:intro14</text:p>
          </table:table-cell>
          <table:table-cell table:number-columns-repeated="1022"/>
        </table:table-row>
        <table:table-row table:style-name="ro1">
          <table:table-cell office:value-type="string">
            <text:p>pstand8</text:p>
          </table:table-cell>
          <table:table-cell office:value-type="string">
            <text:p>hipster_ANIMSTATE:[0,3,2,8,true]&amp;_TEXT:intro(15-19)</text:p>
          </table:table-cell>
          <table:table-cell table:number-columns-repeated="1022"/>
        </table:table-row>
        <table:table-row table:style-name="ro1">
          <table:table-cell office:value-type="string">
            <text:p>pstand9</text:p>
          </table:table-cell>
          <table:table-cell office:value-type="string">
            <text:p>hipster_ISMOVING:false&amp;_TEXT:intro20</text:p>
          </table:table-cell>
          <table:table-cell table:number-columns-repeated="1022"/>
        </table:table-row>
        <table:table-row table:style-name="ro1">
          <table:table-cell office:value-type="string">
            <text:p>pstand10</text:p>
          </table:table-cell>
          <table:table-cell office:value-type="string">
            <text:p>hipster_ISMOVING:true&amp;_TEXT:intro(21-22)</text:p>
          </table:table-cell>
          <table:table-cell table:number-columns-repeated="1022"/>
        </table:table-row>
        <table:table-row table:style-name="ro1">
          <table:table-cell office:value-type="string">
            <text:p>pstand11</text:p>
          </table:table-cell>
          <table:table-cell office:value-type="string">
            <text:p>_CLEARTEXT&amp;hipster_ANIMSTATE:[0,4,4,-1]&amp;_CUSTOM:HIPMOV2</text:p>
          </table:table-cell>
          <table:table-cell table:number-columns-repeated="1022"/>
        </table:table-row>
        <table:table-row table:style-name="ro1">
          <table:table-cell office:value-type="string">
            <text:p>pstand12</text:p>
          </table:table-cell>
          <table:table-cell office:value-type="string">
            <text:p>hipster_ANIMSTATE:[0,0,2,-1]&amp;bike_VISIBLE:false&amp;hipster_MOVE:x10</text:p>
          </table:table-cell>
          <table:table-cell table:number-columns-repeated="1022"/>
        </table:table-row>
        <table:table-row table:style-name="ro1">
          <table:table-cell office:value-type="string">
            <text:p>pstand13</text:p>
          </table:table-cell>
          <table:table-cell office:value-type="string">
            <text:p>pl_SETDIR:0&amp;convince_VISIBLE:true&amp;hipster_MOVE:x12</text:p>
          </table:table-cell>
          <table:table-cell table:number-columns-repeated="1022"/>
        </table:table-row>
        <table:table-row table:style-name="ro1">
          <table:table-cell office:value-type="string">
            <text:p>pstand14</text:p>
          </table:table-cell>
          <table:table-cell office:value-type="string">
            <text:p>pl_SETDIR:3&amp;hipster_MOVE:x20</text:p>
          </table:table-cell>
          <table:table-cell table:number-columns-repeated="1022"/>
        </table:table-row>
        <table:table-row table:style-name="ro1">
          <table:table-cell office:value-type="string">
            <text:p>pstand15</text:p>
          </table:table-cell>
          <table:table-cell office:value-type="string">
            <text:p>pl_SETDIR:0&amp;_TEXT:intro23</text:p>
          </table:table-cell>
          <table:table-cell table:number-columns-repeated="1022"/>
        </table:table-row>
        <table:table-row table:style-name="ro1">
          <table:table-cell office:value-type="string">
            <text:p>pstand16</text:p>
          </table:table-cell>
          <table:table-cell office:value-type="string">
            <text:p>_CLEARTARGET&amp;hipster_SETTARGET&amp;_CUSTOM:TUTORI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Tut0</text:p>
          </table:table-cell>
          <table:table-cell office:value-type="string">
            <text:p>_CUSTOM:LEAVETUTORIAL&amp;_CLEARTARGET&amp;_CUSTOM:FINISHTUTORIALATSTART&amp;_TEXT:Pb0.0</text:p>
          </table:table-cell>
          <table:table-cell table:number-columns-repeated="1022"/>
        </table:table-row>
        <table:table-row table:style-name="ro1">
          <table:table-cell office:value-type="string">
            <text:p>finTut1</text:p>
          </table:table-cell>
          <table:table-cell office:value-type="string">
            <text:p>_TEXT:Pb0.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utoria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tBuddy0</text:p>
          </table:table-cell>
          <table:table-cell table:style-name="ce7" office:value-type="string">
            <text:p>_TEXT:wantTut,sYes,sNo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1</text:p>
          </table:table-cell>
          <table:table-cell table:style-name="ce7" office:value-type="string">
            <text:p>?[{"q":"d==0","v":3},{"q":"d===1","v":2}]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2</text:p>
          </table:table-cell>
          <table:table-cell table:style-name="ce7" office:value-type="string">
            <text:p>_TEXT:noTut&amp;_END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3</text:p>
          </table:table-cell>
          <table:table-cell office:value-type="string">
            <text:p>_CUSTOM:TUTORIAL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Standalone Tutorial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inStTut0</text:p>
          </table:table-cell>
          <table:table-cell office:value-type="string">
            <text:p>_CUSTOM:LEAVETUTORIAL&amp;_CUSTOM:FINISHTUTORIALSTANDALONE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rying to head to Town before going to Farm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armFirst0</text:p>
          </table:table-cell>
          <table:table-cell office:value-type="string">
            <text:p>?[{"q":"player.completedQuest('bigBot')","v":1},{"q":"true","v":2}]</text:p>
          </table:table-cell>
          <table:table-cell table:style-name="ce9" table:number-columns-repeated="1022"/>
        </table:table-row>
        <table:table-row table:style-name="ro1">
          <table:table-cell office:value-type="string">
            <text:p>farmFirst1</text:p>
          </table:table-cell>
          <table:table-cell office:value-type="string">
            <text:p>_GO2:["firstvillage",21,1]</text:p>
          </table:table-cell>
          <table:table-cell table:style-name="ce9" table:number-columns-repeated="1022"/>
        </table:table-row>
        <table:table-row table:style-name="ro1">
          <table:table-cell table:style-name="ce4" office:value-type="string">
            <text:p>farmFirst2</text:p>
          </table:table-cell>
          <table:table-cell office:value-type="string">
            <text:p>_TEXT:farmFirst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Egg Fai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ggfairy0</text:p>
          </table:table-cell>
          <table:table-cell office:value-type="string">
            <text:p>?[{"q":"player.completedQuest('badEgg')","v":1},{"q":"player.completedQuest('goodEgg')","v":2},{"q":"player.hasItem('egg')","v":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ggfairy1</text:p>
          </table:table-cell>
          <table:table-cell office:value-type="string">
            <text:p>_TEXT:ba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2</text:p>
          </table:table-cell>
          <table:table-cell office:value-type="string">
            <text:p>_TEXT:goo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3</text:p>
          </table:table-cell>
          <table:table-cell office:value-type="string">
            <text:p>_TEXT:lakenoegg&amp;_END</text:p>
          </table:table-cell>
          <table:table-cell table:number-columns-repeated="1022"/>
        </table:table-row>
        <table:table-row table:style-name="ro1">
          <table:table-cell office:value-type="string">
            <text:p>eggfairy4</text:p>
          </table:table-cell>
          <table:table-cell office:value-type="string">
            <text:p>_TEXT:lakeegg,sYes,sNo</text:p>
          </table:table-cell>
          <table:table-cell table:number-columns-repeated="1022"/>
        </table:table-row>
        <table:table-row table:style-name="ro1">
          <table:table-cell office:value-type="string">
            <text:p>eggfairy5</text:p>
          </table:table-cell>
          <table:table-cell office:value-type="string">
            <text:p>?[{"q":"d==0","v":7},{"q":"d===1","v":6}]</text:p>
          </table:table-cell>
          <table:table-cell table:number-columns-repeated="1022"/>
        </table:table-row>
        <table:table-row table:style-name="ro1">
          <table:table-cell office:value-type="string">
            <text:p>eggfairy6</text:p>
          </table:table-cell>
          <table:table-cell office:value-type="string">
            <text:p>_TEXT:lakeegg.reject&amp;_END</text:p>
          </table:table-cell>
          <table:table-cell table:number-columns-repeated="1022"/>
        </table:table-row>
        <table:table-row table:style-name="ro1">
          <table:table-cell office:value-type="string">
            <text:p>eggfairy7</text:p>
          </table:table-cell>
          <table:table-cell office:value-type="string">
            <text:p>_TEXT:lakeegg.okay&amp;_TAKE:egg,1</text:p>
          </table:table-cell>
          <table:table-cell table:number-columns-repeated="1022"/>
        </table:table-row>
        <table:table-row table:style-name="ro1">
          <table:table-cell office:value-type="string">
            <text:p>eggfairy8</text:p>
          </table:table-cell>
          <table:table-cell office:value-type="string">
            <text:p>_TEXT:dotdotdot</text:p>
          </table:table-cell>
          <table:table-cell table:number-columns-repeated="1022"/>
        </table:table-row>
        <table:table-row table:style-name="ro1">
          <table:table-cell office:value-type="string">
            <text:p>eggfairy9</text:p>
          </table:table-cell>
          <table:table-cell office:value-type="string">
            <text:p>eggFairy_VISIBLE:true&amp;_TEXT:lakeegg(1-2)</text:p>
          </table:table-cell>
          <table:table-cell table:number-columns-repeated="1022"/>
        </table:table-row>
        <table:table-row table:style-name="ro1">
          <table:table-cell office:value-type="string">
            <text:p>eggfairy10</text:p>
          </table:table-cell>
          <table:table-cell office:value-type="string">
            <text:p>_TEXT:lakeegg3,sYes,sNo</text:p>
          </table:table-cell>
          <table:table-cell table:number-columns-repeated="1022"/>
        </table:table-row>
        <table:table-row table:style-name="ro1">
          <table:table-cell office:value-type="string">
            <text:p>eggfairy11</text:p>
          </table:table-cell>
          <table:table-cell office:value-type="string">
            <text:p>?[{"q":"d===0","v":12},{"q":"d===1","v":14}]</text:p>
          </table:table-cell>
          <table:table-cell table:number-columns-repeated="1022"/>
        </table:table-row>
        <table:table-row table:style-name="ro1">
          <table:table-cell office:value-type="string">
            <text:p>eggfairy12</text:p>
          </table:table-cell>
          <table:table-cell office:value-type="string">
            <text:p>_TEXT:lakeeggLie&amp;eggFairy_SHIFTY:2&amp;_TAKE:egg,999&amp;_TAKE:quail,999&amp;_TAKE:goose,999&amp;_TAKE:turkey,999&amp;_TAKE:platypus,999</text:p>
          </table:table-cell>
          <table:table-cell table:number-columns-repeated="1022"/>
        </table:table-row>
        <table:table-row table:style-name="ro1">
          <table:table-cell office:value-type="string">
            <text:p>eggfairy13</text:p>
          </table:table-cell>
          <table:table-cell office:value-type="string">
            <text:p>_TEXT:lakeFinish&amp;eggFairy_VISIBLE:false&amp;_COMPLETEQUEST:badEgg&amp;_END</text:p>
          </table:table-cell>
          <table:table-cell table:number-columns-repeated="1022"/>
        </table:table-row>
        <table:table-row table:style-name="ro1">
          <table:table-cell office:value-type="string">
            <text:p>eggfairy14</text:p>
          </table:table-cell>
          <table:table-cell office:value-type="string">
            <text:p>_TEXT:lakeeggTruth&amp;eggFairy_SHIFTY:1&amp;_GIVE:egg,1&amp;_GIVE:goldegg,1</text:p>
          </table:table-cell>
          <table:table-cell table:number-columns-repeated="1022"/>
        </table:table-row>
        <table:table-row table:style-name="ro1">
          <table:table-cell office:value-type="string">
            <text:p>eggfairy15</text:p>
          </table:table-cell>
          <table:table-cell office:value-type="string">
            <text:p>_TEXT:lakeFinish&amp;eggFairy_VISIBLE:false&amp;_COMPLETEQUEST:goo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First Boss (Big Bo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igBot0</text:p>
          </table:table-cell>
          <table:table-cell office:value-type="string">
            <text:p>_TEXT:B1.(0-4)</text:p>
          </table:table-cell>
          <table:table-cell table:number-columns-repeated="1022"/>
        </table:table-row>
        <table:table-row table:style-name="ro1">
          <table:table-cell office:value-type="string">
            <text:p>bigBot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L0</text:p>
          </table:table-cell>
          <table:table-cell office:value-type="string">
            <text:p>_TEXT:B1.5</text:p>
          </table:table-cell>
          <table:table-cell table:number-columns-repeated="1022"/>
        </table:table-row>
        <table:table-row table:style-name="ro1">
          <table:table-cell office:value-type="string">
            <text:p>bigBotL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W0</text:p>
          </table:table-cell>
          <table:table-cell office:value-type="string">
            <text:p>_COMPLETEQUEST:bigBot&amp;_TEXT:Pb1.(0-1)</text:p>
          </table:table-cell>
          <table:table-cell table:number-columns-repeated="1022"/>
        </table:table-row>
        <table:table-row table:style-name="ro1">
          <table:table-cell office:value-type="string">
            <text:p>bigBotW1</text:p>
          </table:table-cell>
          <table:table-cell office:value-type="string">
            <text:p>_TEXT:Pb1.2,Pb1.2a,Pb1.2b</text:p>
          </table:table-cell>
          <table:table-cell table:number-columns-repeated="1022"/>
        </table:table-row>
        <table:table-row table:style-name="ro1">
          <table:table-cell office:value-type="string">
            <text:p>bigBotW2</text:p>
          </table:table-cell>
          <table:table-cell office:value-type="string">
            <text:p>?[{"q":"d===0","v":3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bigBotW3</text:p>
          </table:table-cell>
          <table:table-cell office:value-type="string">
            <text:p>_TEXT:Pb1.2a0&amp;_SETSTATE:5&amp;_GIVE:beet,10&amp;_GIVE:banana,5&amp;_GIVE:spinach,5&amp;_GIVE:rhubarb,2&amp;_GIVE:ginger,10</text:p>
          </table:table-cell>
          <table:table-cell table:number-columns-repeated="1022"/>
        </table:table-row>
        <table:table-row table:style-name="ro1">
          <table:table-cell office:value-type="string">
            <text:p>bigBotW4</text:p>
          </table:table-cell>
          <table:table-cell office:value-type="string">
            <text:p>_TEXT:Pb1.2b0&amp;_GIVE:~modulator,1</text:p>
          </table:table-cell>
          <table:table-cell table:number-columns-repeated="1022"/>
        </table:table-row>
        <table:table-row table:style-name="ro1">
          <table:table-cell office:value-type="string">
            <text:p>bigBotW5</text:p>
          </table:table-cell>
          <table:table-cell office:value-type="string">
            <text:p>_TEXT:Pb1.(3-5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Standard Enem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nemy0</text:p>
          </table:table-cell>
          <table:table-cell office:value-type="string">
            <text:p>_CUSTOM:ENEMY0</text:p>
          </table:table-cell>
          <table:table-cell table:number-columns-repeated="1022"/>
        </table:table-row>
        <table:table-row table:style-name="ro1">
          <table:table-cell office:value-type="string">
            <text:p>enemy1</text:p>
          </table:table-cell>
          <table:table-cell office:value-type="string">
            <text:p>_CUSTOM:ENEMY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armHive1</text:p>
          </table:table-cell>
          <table:table-cell office:value-type="string">
            <text:p>_CUSTOM:BEEGUARDIANAPPEAR&amp;_TEXT:FarmHive(0-3)</text:p>
          </table:table-cell>
          <table:table-cell table:number-columns-repeated="1022"/>
        </table:table-row>
        <table:table-row table:style-name="ro1">
          <table:table-cell office:value-type="string">
            <text:p>FarmHive2</text:p>
          </table:table-cell>
          <table:table-cell office:value-type="string">
            <text:p>_TEXT:FarmHive4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Optional Boss (Turkey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rky0</text:p>
          </table:table-cell>
          <table:table-cell office:value-type="string">
            <text:p>_TEXT:bossturky(0-1)</text:p>
          </table:table-cell>
          <table:table-cell table:number-columns-repeated="1022"/>
        </table:table-row>
        <table:table-row table:style-name="ro1">
          <table:table-cell office:value-type="string">
            <text:p>turky1</text:p>
          </table:table-cell>
          <table:table-cell office:value-type="string">
            <text:p>_FIGHT:bossturky,turky,turk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rest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orestHive1</text:p>
          </table:table-cell>
          <table:table-cell office:value-type="string">
            <text:p>_TEXT:ForestHive(0-1)</text:p>
          </table:table-cell>
          <table:table-cell table:number-columns-repeated="1022"/>
        </table:table-row>
        <table:table-row table:style-name="ro1">
          <table:table-cell office:value-type="string">
            <text:p>ForestHive2</text:p>
          </table:table-cell>
          <table:table-cell office:value-type="string">
            <text:p>pl_SETDIR:2&amp;_TEXT:ForestHive2</text:p>
          </table:table-cell>
          <table:table-cell table:number-columns-repeated="1022"/>
        </table:table-row>
        <table:table-row table:style-name="ro1">
          <table:table-cell office:value-type="string">
            <text:p>ForestHive3</text:p>
          </table:table-cell>
          <table:table-cell office:value-type="string">
            <text:p>_FIGHT:bea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ad Influence Rabbi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bbit0</text:p>
          </table:table-cell>
          <table:table-cell office:value-type="string">
            <text:p>?[{"q":"player.completedQuest('rabbitShi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rabbit1</text:p>
          </table:table-cell>
          <table:table-cell office:value-type="string">
            <text:p>_TEXT:rabbitOut&amp;_END</text:p>
          </table:table-cell>
          <table:table-cell table:number-columns-repeated="1022"/>
        </table:table-row>
        <table:table-row table:style-name="ro1">
          <table:table-cell office:value-type="string">
            <text:p>rabbit2</text:p>
          </table:table-cell>
          <table:table-cell office:value-type="string">
            <text:p>_TEXT:rabbit0</text:p>
          </table:table-cell>
          <table:table-cell table:number-columns-repeated="1022"/>
        </table:table-row>
        <table:table-row table:style-name="ro1">
          <table:table-cell office:value-type="string">
            <text:p>rabbit3</text:p>
          </table:table-cell>
          <table:table-cell office:value-type="string">
            <text:p>_TEXT:rabbit1,buyfertilizer,sNo</text:p>
          </table:table-cell>
          <table:table-cell table:number-columns-repeated="1022"/>
        </table:table-row>
        <table:table-row table:style-name="ro1">
          <table:table-cell office:value-type="string">
            <text:p>rabbit4</text:p>
          </table:table-cell>
          <table:table-cell office:value-type="string">
            <text:p>?[{"q":"d===1","v":5},{"q":"player.monies &lt; 500","v":6},{"q":"d===0","v":7}]</text:p>
          </table:table-cell>
          <table:table-cell table:number-columns-repeated="1022"/>
        </table:table-row>
        <table:table-row table:style-name="ro1">
          <table:table-cell office:value-type="string">
            <text:p>rabbit5</text:p>
          </table:table-cell>
          <table:table-cell office:value-type="string">
            <text:p>_TEXT:rabbit2&amp;_END</text:p>
          </table:table-cell>
          <table:table-cell table:number-columns-repeated="1022"/>
        </table:table-row>
        <table:table-row table:style-name="ro1">
          <table:table-cell office:value-type="string">
            <text:p>rabbit6</text:p>
          </table:table-cell>
          <table:table-cell office:value-type="string">
            <text:p>_TEXT:rabbit3&amp;_END</text:p>
          </table:table-cell>
          <table:table-cell table:number-columns-repeated="1022"/>
        </table:table-row>
        <table:table-row table:style-name="ro1">
          <table:table-cell office:value-type="string">
            <text:p>rabbit7</text:p>
          </table:table-cell>
          <table:table-cell office:value-type="string">
            <text:p>_MONEY:-500&amp;_GIVE:~strongsoil&amp;_COMPLETEQUEST:rabbitShit&amp;_TEXT:rabbit(4-7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Sad Fish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adfish0</text:p>
          </table:table-cell>
          <table:table-cell office:value-type="string">
            <text:p>?[{"q":"player.completedQuest('fishyTa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sadfish1</text:p>
          </table:table-cell>
          <table:table-cell office:value-type="string">
            <text:p>targ_VISIBLE:true&amp;_TEXT:fishyFriend(0-1)</text:p>
          </table:table-cell>
          <table:table-cell table:number-columns-repeated="1022"/>
        </table:table-row>
        <table:table-row table:style-name="ro1">
          <table:table-cell office:value-type="string">
            <text:p>sadfish2</text:p>
          </table:table-cell>
          <table:table-cell office:value-type="string">
            <text:p>_COMPLETEQUEST:fishyTalk&amp;_TEXT:fishyFriend2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3</text:p>
          </table:table-cell>
          <table:table-cell office:value-type="string">
            <text:p>targ_VISIBLE:true&amp;_TEXT:fishyFriendX</text:p>
          </table:table-cell>
          <table:table-cell table:number-columns-repeated="1022"/>
        </table:table-row>
        <table:table-row table:style-name="ro1">
          <table:table-cell office:value-type="string">
            <text:p>sadfish4</text:p>
          </table:table-cell>
          <table:table-cell office:value-type="string">
            <text:p>targ_VISIBLE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Lim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lime0</text:p>
          </table:table-cell>
          <table:table-cell office:value-type="string">
            <text:p>?[{"q":"player.completedQuest('limeAndTheCoconut')","v":3},{"q":"player.hasQuest('limeAndTheCoconut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ime1</text:p>
          </table:table-cell>
          <table:table-cell office:value-type="string">
            <text:p>_STARTQUEST:limeAndTheCoconut&amp;_TEXT:lime(0-2)</text:p>
          </table:table-cell>
          <table:table-cell table:number-columns-repeated="1022"/>
        </table:table-row>
        <table:table-row table:style-name="ro1">
          <table:table-cell office:value-type="string">
            <text:p>lime2</text:p>
          </table:table-cell>
          <table:table-cell office:value-type="string">
            <text:p>_TEXT:lime3&amp;_END</text:p>
          </table:table-cell>
          <table:table-cell table:number-columns-repeated="1022"/>
        </table:table-row>
        <table:table-row table:style-name="ro1">
          <table:table-cell office:value-type="string">
            <text:p>lime3</text:p>
          </table:table-cell>
          <table:table-cell office:value-type="string">
            <text:p>_TEXT:lime.complete&amp;_END</text:p>
          </table:table-cell>
          <table:table-cell table:number-columns-repeated="1022"/>
        </table:table-row>
        <table:table-row table:style-name="ro1">
          <table:table-cell office:value-type="string">
            <text:p>lime4</text:p>
          </table:table-cell>
          <table:table-cell office:value-type="string">
            <text:p>_CUSTOM:LIMESTART</text:p>
          </table:table-cell>
          <table:table-cell table:number-columns-repeated="1022"/>
        </table:table-row>
        <table:table-row table:style-name="ro1">
          <table:table-cell office:value-type="string">
            <text:p>lime5</text:p>
          </table:table-cell>
          <table:table-cell office:value-type="string">
            <text:p>??LIMENEXT</text:p>
          </table:table-cell>
          <table:table-cell table:number-columns-repeated="1022"/>
        </table:table-row>
        <table:table-row table:style-name="ro1">
          <table:table-cell office:value-type="string">
            <text:p>lime6</text:p>
          </table:table-cell>
          <table:table-cell office:value-type="string">
            <text:p>_TEXT:lime.lemon2</text:p>
          </table:table-cell>
          <table:table-cell table:number-columns-repeated="1022"/>
        </table:table-row>
        <table:table-row table:style-name="ro1">
          <table:table-cell office:value-type="string">
            <text:p>lime7</text:p>
          </table:table-cell>
          <table:table-cell office:value-type="string">
            <text:p>_TEXT:lime.lemon3&amp;_END</text:p>
          </table:table-cell>
          <table:table-cell table:number-columns-repeated="1022"/>
        </table:table-row>
        <table:table-row table:style-name="ro1">
          <table:table-cell office:value-type="string">
            <text:p>lime8</text:p>
          </table:table-cell>
          <table:table-cell office:value-type="string">
            <text:p>_TEXT:lime.banana2</text:p>
          </table:table-cell>
          <table:table-cell table:number-columns-repeated="1022"/>
        </table:table-row>
        <table:table-row table:style-name="ro1">
          <table:table-cell office:value-type="string">
            <text:p>lime9</text:p>
          </table:table-cell>
          <table:table-cell office:value-type="string">
            <text:p>_COMPLETEQUEST:limeAndTheCoconut&amp;_TAKE:banana,1&amp;_GIVE:corn,10&amp;_TEXT:lime.banana3&amp;_END</text:p>
          </table:table-cell>
          <table:table-cell table:number-columns-repeated="1022"/>
        </table:table-row>
        <table:table-row table:style-name="ro1">
          <table:table-cell office:value-type="string">
            <text:p>lime10</text:p>
          </table:table-cell>
          <table:table-cell office:value-type="string">
            <text:p>_TEXT:lime.corn2</text:p>
          </table:table-cell>
          <table:table-cell table:number-columns-repeated="1022"/>
        </table:table-row>
        <table:table-row table:style-name="ro1">
          <table:table-cell office:value-type="string">
            <text:p>lime11</text:p>
          </table:table-cell>
          <table:table-cell office:value-type="string">
            <text:p>_COMPLETEQUEST:limeAndTheCoconut&amp;_TAKE:corn,1&amp;_GIVE:banana,10&amp;_TEXT:lime.corn3&amp;_END</text:p>
          </table:table-cell>
          <table:table-cell table:number-columns-repeated="1022"/>
        </table:table-row>
        <table:table-row table:style-name="ro1">
          <table:table-cell office:value-type="string">
            <text:p>lime12</text:p>
          </table:table-cell>
          <table:table-cell office:value-type="string">
            <text:p>_COMPLETEQUEST:limeAndTheCoconut&amp;_TAKE:goldegg,1&amp;_GIVE:coconut,2&amp;_TEXT:lime.egg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elow Village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lowHive0</text:p>
          </table:table-cell>
          <table:table-cell office:value-type="string">
            <text:p>targ_VISIBLE:false&amp;_TEXT:hiveGet&amp;_GIVE:~beehive,1&amp;_GIVE:beeB,5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ed Shooter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edShot0</text:p>
          </table:table-cell>
          <table:table-cell office:value-type="string">
            <text:p>?[{"q":"game.target.hasShot-- &gt; 0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edShot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seedShot2</text:p>
          </table:table-cell>
          <table:table-cell office:value-type="string">
            <text:p>_TEXT:seedshot&amp;_CUSTOM:SEEDSHOT</text:p>
          </table:table-cell>
          <table:table-cell table:number-columns-repeated="1022"/>
        </table:table-row>
        <table:table-row table:style-name="ro1">
          <table:table-cell office:value-type="string">
            <text:p>seedShot3</text:p>
          </table:table-cell>
          <table:table-cell office:value-type="string">
            <text:p>?[{"q":"player.health &gt; 0","v":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edShot4</text:p>
          </table:table-cell>
          <table:table-cell office:value-type="string">
            <text:p>_TEXT:seedshotdeath</text:p>
          </table:table-cell>
          <table:table-cell table:number-columns-repeated="1022"/>
        </table:table-row>
        <table:table-row table:style-name="ro1">
          <table:table-cell office:value-type="string">
            <text:p>seedShot5</text:p>
          </table:table-cell>
          <table:table-cell office:value-type="string">
            <text:p>_CUSTOM:SEEDSHOTKIL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RAPBATTL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p0</text:p>
          </table:table-cell>
          <table:table-cell office:value-type="string">
            <text:p>?[{"q":"player.completedQuest('rapbattle')","v":3},{"q":"player.hasQuest('rapbattle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rap1</text:p>
          </table:table-cell>
          <table:table-cell office:value-type="string">
            <text:p>_STARTQUEST:rapbattle&amp;_TEXT:rap(0-2)</text:p>
          </table:table-cell>
          <table:table-cell table:number-columns-repeated="1022"/>
        </table:table-row>
        <table:table-row table:style-name="ro1">
          <table:table-cell office:value-type="string">
            <text:p>rap2</text:p>
          </table:table-cell>
          <table:table-cell office:value-type="string">
            <text:p>_TEXT:rap3&amp;_END</text:p>
          </table:table-cell>
          <table:table-cell table:number-columns-repeated="1022"/>
        </table:table-row>
        <table:table-row table:style-name="ro1">
          <table:table-cell office:value-type="string">
            <text:p>rap3</text:p>
          </table:table-cell>
          <table:table-cell office:value-type="string">
            <text:p>_TEXT:rap.thanks&amp;_END</text:p>
          </table:table-cell>
          <table:table-cell table:number-columns-repeated="1022"/>
        </table:table-row>
        <table:table-row table:style-name="ro1">
          <table:table-cell office:value-type="string">
            <text:p>rap4</text:p>
          </table:table-cell>
          <table:table-cell office:value-type="string">
            <text:p>_CUSTOM:RAPSTART</text:p>
          </table:table-cell>
          <table:table-cell table:number-columns-repeated="1022"/>
        </table:table-row>
        <table:table-row table:style-name="ro1">
          <table:table-cell office:value-type="string">
            <text:p>rap5</text:p>
          </table:table-cell>
          <table:table-cell office:value-type="string">
            <text:p>??RAPNEXT</text:p>
          </table:table-cell>
          <table:table-cell table:number-columns-repeated="1022"/>
        </table:table-row>
        <table:table-row table:style-name="ro1">
          <table:table-cell office:value-type="string">
            <text:p>rap6</text:p>
          </table:table-cell>
          <table:table-cell office:value-type="string">
            <text:p>_TAKE:garlic,1&amp;_TEXT:rap.garlic(2-5)</text:p>
          </table:table-cell>
          <table:table-cell table:number-columns-repeated="1022"/>
        </table:table-row>
        <table:table-row table:style-name="ro1">
          <table:table-cell office:value-type="string">
            <text:p>rap7</text:p>
          </table:table-cell>
          <table:table-cell office:value-type="string">
            <text:p>_COMPLETEQUEST:rapbattle&amp;_GIVE:battery,10&amp;_TEXT:rap.normalgift&amp;_END</text:p>
          </table:table-cell>
          <table:table-cell table:number-columns-repeated="1022"/>
        </table:table-row>
        <table:table-row table:style-name="ro1">
          <table:table-cell office:value-type="string">
            <text:p>rap8</text:p>
          </table:table-cell>
          <table:table-cell office:value-type="string">
            <text:p>_TAKE:rice,1&amp;_TEXT:rap.rice(2-3)</text:p>
          </table:table-cell>
          <table:table-cell table:number-columns-repeated="1022"/>
        </table:table-row>
        <table:table-row table:style-name="ro1">
          <table:table-cell office:value-type="string">
            <text:p>rap9</text:p>
          </table:table-cell>
          <table:table-cell office:value-type="string">
            <text:p>_TEXT:rap.rice4&amp;_SETSTATE:7</text:p>
          </table:table-cell>
          <table:table-cell table:number-columns-repeated="1022"/>
        </table:table-row>
        <table:table-row table:style-name="ro1">
          <table:table-cell office:value-type="string">
            <text:p>rap10</text:p>
          </table:table-cell>
          <table:table-cell office:value-type="string">
            <text:p>_TEXT:rap.coconut(2-6)</text:p>
          </table:table-cell>
          <table:table-cell table:number-columns-repeated="1022"/>
        </table:table-row>
        <table:table-row table:style-name="ro1">
          <table:table-cell office:value-type="string">
            <text:p>rap11</text:p>
          </table:table-cell>
          <table:table-cell office:value-type="string">
            <text:p>_COMPLETEQUEST:rapbattle&amp;_TAKE:coconut,1&amp;_GIVE:gmocorn,2&amp;_TEXT:rap.coconut7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cond Boss (Jef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jeff0</text:p>
          </table:table-cell>
          <table:table-cell office:value-type="string">
            <text:p>_TEXT:B2.(0-11)</text:p>
          </table:table-cell>
          <table:table-cell table:number-columns-repeated="1022"/>
        </table:table-row>
        <table:table-row table:style-name="ro1">
          <table:table-cell office:value-type="string">
            <text:p>jeff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L0</text:p>
          </table:table-cell>
          <table:table-cell office:value-type="string">
            <text:p>_TEXT:B2.12</text:p>
          </table:table-cell>
          <table:table-cell table:number-columns-repeated="1022"/>
        </table:table-row>
        <table:table-row table:style-name="ro1">
          <table:table-cell office:value-type="string">
            <text:p>jeffL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W0</text:p>
          </table:table-cell>
          <table:table-cell office:value-type="string">
            <text:p>_COMPLETEQUEST:researchLab&amp;_TEXT:Pb2.(0-9)</text:p>
          </table:table-cell>
          <table:table-cell table:number-columns-repeated="1022"/>
        </table:table-row>
        <table:table-row table:style-name="ro1">
          <table:table-cell office:value-type="string">
            <text:p>jeffW1</text:p>
          </table:table-cell>
          <table:table-cell office:value-type="string">
            <text:p>_TEXT:Pb2.10,Pb2.10a,Pb2.10b,Pb2.10c</text:p>
          </table:table-cell>
          <table:table-cell table:number-columns-repeated="1022"/>
        </table:table-row>
        <table:table-row table:style-name="ro1">
          <table:table-cell office:value-type="string">
            <text:p>jeffW2</text:p>
          </table:table-cell>
          <table:table-cell office:value-type="string">
            <text:p>?[{"q":"d===0","v":3},{"q":"d===1","v":4},{"q":"d===2","v":5}]</text:p>
          </table:table-cell>
          <table:table-cell table:number-columns-repeated="1022"/>
        </table:table-row>
        <table:table-row table:style-name="ro1">
          <table:table-cell office:value-type="string">
            <text:p>jeffW3</text:p>
          </table:table-cell>
          <table:table-cell office:value-type="string">
            <text:p>_TEXT:Pb2.10a0&amp;_SETSTATE:6&amp;_GIVE:~shooter,1</text:p>
          </table:table-cell>
          <table:table-cell table:number-columns-repeated="1022"/>
        </table:table-row>
        <table:table-row table:style-name="ro1">
          <table:table-cell office:value-type="string">
            <text:p>jeffW4</text:p>
          </table:table-cell>
          <table:table-cell office:value-type="string">
            <text:p>_TEXT:Pb2.10b0&amp;_SETSTATE:6&amp;_GIVE:apple,10&amp;_GIVE:apricot,10&amp;_GIVE:kiwi,5&amp;_GIVE:mango,5&amp;_GIVE:lemon,5</text:p>
          </table:table-cell>
          <table:table-cell table:number-columns-repeated="1022"/>
        </table:table-row>
        <table:table-row table:style-name="ro1">
          <table:table-cell office:value-type="string">
            <text:p>jeffW5</text:p>
          </table:table-cell>
          <table:table-cell office:value-type="string">
            <text:p>_TEXT:Pb2.10c0&amp;_LEVELUP&amp;_LEVELUP&amp;_LEVELUP</text:p>
          </table:table-cell>
          <table:table-cell table:number-columns-repeated="1022"/>
        </table:table-row>
        <table:table-row table:style-name="ro1">
          <table:table-cell office:value-type="string">
            <text:p>jeffW6</text:p>
          </table:table-cell>
          <table:table-cell office:value-type="string">
            <text:p>_TEXT:Pb2.(11-1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First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A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A1</text:p>
          </table:table-cell>
          <table:table-cell office:value-type="string">
            <text:p>_TEXT:constr1.fr1</text:p>
          </table:table-cell>
          <table:table-cell table:number-columns-repeated="1022"/>
        </table:table-row>
        <table:table-row table:style-name="ro1">
          <table:table-cell office:value-type="string">
            <text:p>workerA2</text:p>
          </table:table-cell>
          <table:table-cell office:value-type="string">
            <text:p>_TEXT:constr1.fr2&amp;_END</text:p>
          </table:table-cell>
          <table:table-cell table:number-columns-repeated="1022"/>
        </table:table-row>
        <table:table-row table:style-name="ro1">
          <table:table-cell office:value-type="string">
            <text:p>workerA3</text:p>
          </table:table-cell>
          <table:table-cell office:value-type="string">
            <text:p>_TEXT:constr1.foe1</text:p>
          </table:table-cell>
          <table:table-cell table:number-columns-repeated="1022"/>
        </table:table-row>
        <table:table-row table:style-name="ro1">
          <table:table-cell office:value-type="string">
            <text:p>workerA4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Regular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B0</text:p>
          </table:table-cell>
          <table:table-cell office:value-type="string">
            <text:p>?[{"q":"player.hasQuestState('helpSeaMonster', 'help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B1</text:p>
          </table:table-cell>
          <table:table-cell office:value-type="string">
            <text:p>_TEXT:w22&amp;_END</text:p>
          </table:table-cell>
          <table:table-cell table:number-columns-repeated="1022"/>
        </table:table-row>
        <table:table-row table:style-name="ro1">
          <table:table-cell office:value-type="string">
            <text:p>workerB2</text:p>
          </table:table-cell>
          <table:table-cell office:value-type="string">
            <text:p>_TEXT:w21</text:p>
          </table:table-cell>
          <table:table-cell table:number-columns-repeated="1022"/>
        </table:table-row>
        <table:table-row table:style-name="ro1">
          <table:table-cell office:value-type="string">
            <text:p>workerB3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Third Boss (Worker Chie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X0</text:p>
          </table:table-cell>
          <table:table-cell office:value-type="string">
            <text:p>?[{"q":"player.hasQuestState('getHeart', 'nope')","v":11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X1</text:p>
          </table:table-cell>
          <table:table-cell table:style-name="ce8" office:value-type="string">
            <text:p>?[{"q":"player.hasQuestState('helpSeaMonster', 'help')","v":9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workerX2</text:p>
          </table:table-cell>
          <table:table-cell table:style-name="ce8" office:value-type="string">
            <text:p>?[{"q":"player.hasQuestState('getHeart', 'hold')","v":1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workerX3</text:p>
          </table:table-cell>
          <table:table-cell table:style-name="ce8" office:value-type="string">
            <text:p>?[{"q":"player.hasQuestState('getHeart', 'heart')","v":2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workerX4</text:p>
          </table:table-cell>
          <table:table-cell table:style-name="ce8" office:value-type="string">
            <text:p>?[{"q":"player.hasQuestState('getHeart', 'weirdheart')","v":12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workerX5</text:p>
          </table:table-cell>
          <table:table-cell office:value-type="string">
            <text:p>?[{"q":"player.hasQuestState('getHeart', 'yep')","v":8},{"q":"true","v":6}]</text:p>
          </table:table-cell>
          <table:table-cell table:number-columns-repeated="1022"/>
        </table:table-row>
        <table:table-row table:style-name="ro1">
          <table:table-cell office:value-type="string">
            <text:p>workerX6</text:p>
          </table:table-cell>
          <table:table-cell office:value-type="string">
            <text:p>_TEXT:bworker(1-8)</text:p>
          </table:table-cell>
          <table:table-cell table:number-columns-repeated="1022"/>
        </table:table-row>
        <table:table-row table:style-name="ro1">
          <table:table-cell office:value-type="string">
            <text:p>workerX7</text:p>
          </table:table-cell>
          <table:table-cell office:value-type="string">
            <text:p>_TEXT:bworker9&amp;_SETQUEST:getHeart,yep&amp;_END</text:p>
          </table:table-cell>
          <table:table-cell table:number-columns-repeated="1022"/>
        </table:table-row>
        <table:table-row table:style-name="ro1">
          <table:table-cell office:value-type="string">
            <text:p>workerX8</text:p>
          </table:table-cell>
          <table:table-cell office:value-type="string">
            <text:p>_TEXT:bworker10&amp;_END</text:p>
          </table:table-cell>
          <table:table-cell table:number-columns-repeated="1022"/>
        </table:table-row>
        <table:table-row table:style-name="ro1">
          <table:table-cell office:value-type="string">
            <text:p>workerX9</text:p>
          </table:table-cell>
          <table:table-cell office:value-type="string">
            <text:p>_SETQUEST:getHeart,nope&amp;_TEXT:bworkerMad(1-3)</text:p>
          </table:table-cell>
          <table:table-cell table:number-columns-repeated="1022"/>
        </table:table-row>
        <table:table-row table:style-name="ro1">
          <table:table-cell office:value-type="string">
            <text:p>workerX10</text:p>
          </table:table-cell>
          <table:table-cell office:value-type="string">
            <text:p>_FIGHT:Worker,BossWorker,Worker</text:p>
          </table:table-cell>
          <table:table-cell table:number-columns-repeated="1022"/>
        </table:table-row>
        <table:table-row table:style-name="ro1">
          <table:table-cell office:value-type="string">
            <text:p>workerX11</text:p>
          </table:table-cell>
          <table:table-cell office:value-type="string">
            <text:p>_TEXT:bworkerMad4&amp;_SETSTATE:10</text:p>
          </table:table-cell>
          <table:table-cell table:number-columns-repeated="1022"/>
        </table:table-row>
        <table:table-row table:style-name="ro1">
          <table:table-cell office:value-type="string">
            <text:p>workerX12</text:p>
          </table:table-cell>
          <table:table-cell office:value-type="string">
            <text:p>_TEXT:bworkerC(1-3)</text:p>
          </table:table-cell>
          <table:table-cell table:number-columns-repeated="1022"/>
        </table:table-row>
        <table:table-row table:style-name="ro1">
          <table:table-cell office:value-type="string">
            <text:p>workerX13</text:p>
          </table:table-cell>
          <table:table-cell office:value-type="string">
            <text:p>_TEXT:bworkerC4,sYes,sNo</text:p>
          </table:table-cell>
          <table:table-cell table:number-columns-repeated="1022"/>
        </table:table-row>
        <table:table-row table:style-name="ro1">
          <table:table-cell office:value-type="string">
            <text:p>workerX14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15</text:p>
          </table:table-cell>
          <table:table-cell office:value-type="string">
            <text:p>_TEXT:bworkerCN&amp;_SETQUEST:getHeart,hold&amp;_END</text:p>
          </table:table-cell>
          <table:table-cell table:number-columns-repeated="1022"/>
        </table:table-row>
        <table:table-row table:style-name="ro1">
          <table:table-cell office:value-type="string">
            <text:p>workerX16</text:p>
          </table:table-cell>
          <table:table-cell office:value-type="string">
            <text:p>_TEXT:bworkerCY</text:p>
          </table:table-cell>
          <table:table-cell table:number-columns-repeated="1022"/>
        </table:table-row>
        <table:table-row table:style-name="ro1">
          <table:table-cell office:value-type="string">
            <text:p>workerX17</text:p>
          </table:table-cell>
          <table:table-cell office:value-type="string">
            <text:p>_TEXT:bworkerB4</text:p>
          </table:table-cell>
          <table:table-cell table:number-columns-repeated="1022"/>
        </table:table-row>
        <table:table-row table:style-name="ro1">
          <table:table-cell office:value-type="string">
            <text:p>workerX18</text:p>
          </table:table-cell>
          <table:table-cell office:value-type="string">
            <text:p>_CUSTOM:CONSTWORKWIN&amp;_END</text:p>
          </table:table-cell>
          <table:table-cell table:number-columns-repeated="1022"/>
        </table:table-row>
        <table:table-row table:style-name="ro1">
          <table:table-cell office:value-type="string">
            <text:p>workerX19</text:p>
          </table:table-cell>
          <table:table-cell office:value-type="string">
            <text:p>_TEXT:bworkerC5,sYes,sNo</text:p>
          </table:table-cell>
          <table:table-cell table:number-columns-repeated="1022"/>
        </table:table-row>
        <table:table-row table:style-name="ro1">
          <table:table-cell office:value-type="string">
            <text:p>workerX20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21</text:p>
          </table:table-cell>
          <table:table-cell office:value-type="string">
            <text:p>_TEXT:bworkerB(2-4)&amp;_SETSTATE:18</text:p>
          </table:table-cell>
          <table:table-cell table:number-columns-repeated="1022"/>
        </table:table-row>
        <table:table-row table:style-name="ro1">
          <table:table-cell office:value-type="string">
            <text:p>workerF0</text:p>
          </table:table-cell>
          <table:table-cell office:value-type="string">
            <text:p>_TEXT:bworkerMad(5-6)</text:p>
          </table:table-cell>
          <table:table-cell table:number-columns-repeated="1022"/>
        </table:table-row>
        <table:table-row table:style-name="ro1">
          <table:table-cell office:value-type="string">
            <text:p>workerF1</text:p>
          </table:table-cell>
          <table:table-cell office:value-type="string">
            <text:p>_CUSTOM:CONSTWORKFIGH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Third Boss (Sea Monst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0</text:p>
          </table:table-cell>
          <table:table-cell table:style-name="ce8" office:value-type="string">
            <text:p>?[{"q":"player.completedQuest('helpSeaMonster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1</text:p>
          </table:table-cell>
          <table:table-cell table:style-name="ce8" office:value-type="string">
            <text:p>_TEXT:smD7&amp;_END</text:p>
          </table:table-cell>
          <table:table-cell table:number-columns-repeated="1022"/>
        </table:table-row>
        <table:table-row table:style-name="ro1">
          <table:table-cell office:value-type="string">
            <text:p>seamon2</text:p>
          </table:table-cell>
          <table:table-cell table:style-name="ce8" office:value-type="string">
            <text:p>?[{"q":"player.hasQuestState('helpSeaMonster', 'gotEgg')","v":1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eamon3</text:p>
          </table:table-cell>
          <table:table-cell table:style-name="ce8" office:value-type="string">
            <text:p>?[{"q":"player.hasQuestState('helpSeaMonster', 'help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amon4</text:p>
          </table:table-cell>
          <table:table-cell table:style-name="ce8" office:value-type="string">
            <text:p>?[{"q":"player.hasQuestState('helpSeaMonster', 'fight')","v":16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seamon5</text:p>
          </table:table-cell>
          <table:table-cell table:style-name="ce8" office:value-type="string">
            <text:p>?[{"q":"player.hasQuestState('helpSeaMonster', 'wait')","v":17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seamon6</text:p>
          </table:table-cell>
          <table:table-cell office:value-type="string">
            <text:p>_TEXT:smA2&amp;_END</text:p>
          </table:table-cell>
          <table:table-cell table:number-columns-repeated="1022"/>
        </table:table-row>
        <table:table-row table:style-name="ro1">
          <table:table-cell office:value-type="string">
            <text:p>seamon7</text:p>
          </table:table-cell>
          <table:table-cell office:value-type="string">
            <text:p>_TEXT:sm(1-3)</text:p>
          </table:table-cell>
          <table:table-cell table:number-columns-repeated="1022"/>
        </table:table-row>
        <table:table-row table:style-name="ro1">
          <table:table-cell office:value-type="string">
            <text:p>seamon8</text:p>
          </table:table-cell>
          <table:table-cell office:value-type="string">
            <text:p>_TEXT:sm4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9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seamon10</text:p>
          </table:table-cell>
          <table:table-cell office:value-type="string">
            <text:p>_SETQUEST:helpSeaMonster,help&amp;_TEXT:smA1&amp;_END</text:p>
          </table:table-cell>
          <table:table-cell table:number-columns-repeated="1022"/>
        </table:table-row>
        <table:table-row table:style-name="ro1">
          <table:table-cell office:value-type="string">
            <text:p>seamon11</text:p>
          </table:table-cell>
          <table:table-cell office:value-type="string">
            <text:p>_SETQUEST:helpSeaMonster,wait&amp;_TEXT:smC1&amp;_END</text:p>
          </table:table-cell>
          <table:table-cell table:number-columns-repeated="1022"/>
        </table:table-row>
        <table:table-row table:style-name="ro1">
          <table:table-cell office:value-type="string">
            <text:p>seamon12</text:p>
          </table:table-cell>
          <table:table-cell office:value-type="string">
            <text:p>_SETQUEST:helpSeaMonster,fight&amp;_TEXT:smB1</text:p>
          </table:table-cell>
          <table:table-cell table:number-columns-repeated="1022"/>
        </table:table-row>
        <table:table-row table:style-name="ro1">
          <table:table-cell office:value-type="string">
            <text:p>seamon13</text:p>
          </table:table-cell>
          <table:table-cell office:value-type="string">
            <text:p>_FIGHT:seaHandR,seaMan,seaHandL&amp;_END</text:p>
          </table:table-cell>
          <table:table-cell table:number-columns-repeated="1022"/>
        </table:table-row>
        <table:table-row table:style-name="ro1">
          <table:table-cell office:value-type="string">
            <text:p>seamon14</text:p>
          </table:table-cell>
          <table:table-cell office:value-type="string">
            <text:p>_TEXT:smD(1-4)</text:p>
          </table:table-cell>
          <table:table-cell table:number-columns-repeated="1022"/>
        </table:table-row>
        <table:table-row table:style-name="ro1">
          <table:table-cell office:value-type="string">
            <text:p>seamon15</text:p>
          </table:table-cell>
          <table:table-cell office:value-type="string">
            <text:p>_GO2:["bridge",8,4.5,"FishMoved"]</text:p>
          </table:table-cell>
          <table:table-cell table:number-columns-repeated="1022"/>
        </table:table-row>
        <table:table-row table:style-name="ro1">
          <table:table-cell office:value-type="string">
            <text:p>seamon16</text:p>
          </table:table-cell>
          <table:table-cell office:value-type="string">
            <text:p>_TEXT:smB2&amp;_SETSTATE:13</text:p>
          </table:table-cell>
          <table:table-cell table:number-columns-repeated="1022"/>
        </table:table-row>
        <table:table-row table:style-name="ro1">
          <table:table-cell office:value-type="string">
            <text:p>seamon17</text:p>
          </table:table-cell>
          <table:table-cell office:value-type="string">
            <text:p>_TEXT:sm5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18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deadsea0</text:p>
          </table:table-cell>
          <table:table-cell office:value-type="string">
            <text:p>_CUSTOM:DEADFISH</text:p>
          </table:table-cell>
          <table:table-cell table:number-columns-repeated="1022"/>
        </table:table-row>
        <table:table-row table:style-name="ro1">
          <table:table-cell office:value-type="string">
            <text:p>deadsea1</text:p>
          </table:table-cell>
          <table:table-cell office:value-type="string">
            <text:p>_TEXT:bworkerA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Sea Monster helps you move debri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help0</text:p>
          </table:table-cell>
          <table:table-cell office:value-type="string">
            <text:p>_CUSTOM:SEAHELP0</text:p>
          </table:table-cell>
          <table:table-cell table:number-columns-repeated="1022"/>
        </table:table-row>
        <table:table-row table:style-name="ro1">
          <table:table-cell office:value-type="string">
            <text:p>seahelp1</text:p>
          </table:table-cell>
          <table:table-cell office:value-type="string">
            <text:p>_CUSTOM:SEAHELP1</text:p>
          </table:table-cell>
          <table:table-cell table:number-columns-repeated="1022"/>
        </table:table-row>
        <table:table-row table:style-name="ro1">
          <table:table-cell office:value-type="string">
            <text:p>seahelp2</text:p>
          </table:table-cell>
          <table:table-cell office:value-type="string">
            <text:p>_COMPLETEQUEST:helpSeaMonster&amp;_COMPLETEQUEST:getHeart&amp;_TEXT:smD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iratemonk0</text:p>
          </table:table-cell>
          <table:table-cell table:style-name="ce8" office:value-type="string">
            <text:p>?[{"q":"player.completedQuest('seamonke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piratemonk1</text:p>
          </table:table-cell>
          <table:table-cell table:style-name="ce8" office:value-type="string">
            <text:p>?[{"q":"player.hasQuestState('seamonkey', 'looking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piratemonk2</text:p>
          </table:table-cell>
          <table:table-cell office:value-type="string">
            <text:p>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3</text:p>
          </table:table-cell>
          <table:table-cell table:style-name="ce8" office:value-type="string">
            <text:p>?[{"q":"player.hasQuest('seamonkey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piratemonk4</text:p>
          </table:table-cell>
          <table:table-cell office:value-type="string">
            <text:p>_TEXT:pirateMonk(1-3)</text:p>
          </table:table-cell>
          <table:table-cell table:number-columns-repeated="1022"/>
        </table:table-row>
        <table:table-row table:style-name="ro1">
          <table:table-cell office:value-type="string">
            <text:p>piratemonk5</text:p>
          </table:table-cell>
          <table:table-cell office:value-type="string">
            <text:p>_TEXT:pirateMonk4&amp;_SETQUEST:seamonkey,waitingForItem&amp;_END</text:p>
          </table:table-cell>
          <table:table-cell table:number-columns-repeated="1022"/>
        </table:table-row>
        <table:table-row table:style-name="ro1">
          <table:table-cell office:value-type="string">
            <text:p>piratemonk6</text:p>
          </table:table-cell>
          <table:table-cell office:value-type="string">
            <text:p>_CUSTOM:PIRATESTART</text:p>
          </table:table-cell>
          <table:table-cell table:number-columns-repeated="1022"/>
        </table:table-row>
        <table:table-row table:style-name="ro1">
          <table:table-cell office:value-type="string">
            <text:p>piratemonk7</text:p>
          </table:table-cell>
          <table:table-cell office:value-type="string">
            <text:p>??PIRATENEXT</text:p>
          </table:table-cell>
          <table:table-cell table:number-columns-repeated="1022"/>
        </table:table-row>
        <table:table-row table:style-name="ro1">
          <table:table-cell office:value-type="string">
            <text:p>piratemonk8</text:p>
          </table:table-cell>
          <table:table-cell office:value-type="string">
            <text:p>_COMPLETEQUEST:seamonkey&amp;_TEXT:pirateMonkR(2-4)</text:p>
          </table:table-cell>
          <table:table-cell table:number-columns-repeated="1022"/>
        </table:table-row>
        <table:table-row table:style-name="ro1">
          <table:table-cell office:value-type="string">
            <text:p>piratemonk9</text:p>
          </table:table-cell>
          <table:table-cell office:value-type="string">
            <text:p>_GIVE:tomato,5&amp;_GIVE:ginger,4&amp;_GIVE:pineapple,3&amp;_GIVE:bellpepper,2&amp;_GIVE:greenshroom,1&amp;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10</text:p>
          </table:table-cell>
          <table:table-cell office:value-type="string">
            <text:p>_TEXT:pirateMonkG(2-5)</text:p>
          </table:table-cell>
          <table:table-cell table:number-columns-repeated="1022"/>
        </table:table-row>
        <table:table-row table:style-name="ro1">
          <table:table-cell office:value-type="string">
            <text:p>piratemonk11</text:p>
          </table:table-cell>
          <table:table-cell office:value-type="string">
            <text:p>_TEXT:pirateMonkG6&amp;_TAKE:gmocorn,1&amp;_SETQUEST:seamonkey,lookin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's Treasur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key0</text:p>
          </table:table-cell>
          <table:table-cell table:style-name="ce8" office:value-type="string">
            <text:p>?[{"q":"game.target.open","v":1},{"q":"player.hasQuestState('seamonkey', 'looking')","v":3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key1</text:p>
          </table:table-cell>
          <table:table-cell office:value-type="string">
            <text:p>_TEXT:openchest&amp;_END</text:p>
          </table:table-cell>
          <table:table-cell table:number-columns-repeated="1022"/>
        </table:table-row>
        <table:table-row table:style-name="ro1">
          <table:table-cell office:value-type="string">
            <text:p>seamonkey2</text:p>
          </table:table-cell>
          <table:table-cell office:value-type="string">
            <text:p>_TEXT:chestLocked&amp;_END</text:p>
          </table:table-cell>
          <table:table-cell table:number-columns-repeated="1022"/>
        </table:table-row>
        <table:table-row table:style-name="ro1">
          <table:table-cell office:value-type="string">
            <text:p>seamonkey3</text:p>
          </table:table-cell>
          <table:table-cell office:value-type="string">
            <text:p>_TEXT:chestUnlock(1-2)</text:p>
          </table:table-cell>
          <table:table-cell table:number-columns-repeated="1022"/>
        </table:table-row>
        <table:table-row table:style-name="ro1">
          <table:table-cell office:value-type="string">
            <text:p>seamonkey4</text:p>
          </table:table-cell>
          <table:table-cell office:value-type="string">
            <text:p>_CUSTOM:PIRATETREASU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Vas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Vase0</text:p>
          </table:table-cell>
          <table:table-cell table:style-name="ce8" office:value-type="string">
            <text:p>?[{"q":"player.completedQuest('kelpBoy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Vase1</text:p>
          </table:table-cell>
          <table:table-cell office:value-type="string">
            <text:p>_TEXT:vaseFoundBee&amp;_END</text:p>
          </table:table-cell>
          <table:table-cell table:number-columns-repeated="1022"/>
        </table:table-row>
        <table:table-row table:style-name="ro1">
          <table:table-cell office:value-type="string">
            <text:p>kelpVase2</text:p>
          </table:table-cell>
          <table:table-cell office:value-type="string">
            <text:p>_TEXT:vaseFound,sYes,sNo</text:p>
          </table:table-cell>
          <table:table-cell table:number-columns-repeated="1022"/>
        </table:table-row>
        <table:table-row table:style-name="ro1">
          <table:table-cell office:value-type="string">
            <text:p>kelpVase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kelpVase4</text:p>
          </table:table-cell>
          <table:table-cell office:value-type="string">
            <text:p>_TEXT:vaseDont&amp;_END</text:p>
          </table:table-cell>
          <table:table-cell table:number-columns-repeated="1022"/>
        </table:table-row>
        <table:table-row table:style-name="ro1">
          <table:table-cell office:value-type="string">
            <text:p>kelpVase5</text:p>
          </table:table-cell>
          <table:table-cell office:value-type="string">
            <text:p>_TEXT:vaseDo0&amp;targ_SHIFTY:7&amp;KelpBoy_SHIFTY:7&amp;targ_SOLID:false&amp;_SETQUEST:kelpBoy,fuck&amp;_PUSHCLEAREDTARGET:Vase</text:p>
          </table:table-cell>
          <table:table-cell table:number-columns-repeated="1022"/>
        </table:table-row>
        <table:table-row table:style-name="ro1">
          <table:table-cell office:value-type="string">
            <text:p>kelpVase6</text:p>
          </table:table-cell>
          <table:table-cell office:value-type="string">
            <text:p>_TEXT:vaseDo(1-2)</text:p>
          </table:table-cell>
          <table:table-cell table:number-columns-repeated="1022"/>
        </table:table-row>
        <table:table-row table:style-name="ro1">
          <table:table-cell office:value-type="string">
            <text:p>kelpVase7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Boy0</text:p>
          </table:table-cell>
          <table:table-cell table:style-name="ce8" office:value-type="string">
            <text:p>?[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Boy1</text:p>
          </table:table-cell>
          <table:table-cell office:value-type="string">
            <text:p>_TEXT:kelpBoy1&amp;_END</text:p>
          </table:table-cell>
          <table:table-cell table:number-columns-repeated="1022"/>
        </table:table-row>
        <table:table-row table:style-name="ro1">
          <table:table-cell office:value-type="string">
            <text:p>kelpBoy2</text:p>
          </table:table-cell>
          <table:table-cell office:value-type="string">
            <text:p>_TEXT:vaseDo3</text:p>
          </table:table-cell>
          <table:table-cell table:number-columns-repeated="1022"/>
        </table:table-row>
        <table:table-row table:style-name="ro1">
          <table:table-cell office:value-type="string">
            <text:p>kelpBoy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Hive0</text:p>
          </table:table-cell>
          <table:table-cell table:style-name="ce8" office:value-type="string">
            <text:p>?[{"q":"player.hasQuestState('kelpBoy', 'deadass')","v":4},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Hive1</text:p>
          </table:table-cell>
          <table:table-cell office:value-type="string">
            <text:p>_TEXT:vaseDo5&amp;_SETSTATE:3</text:p>
          </table:table-cell>
          <table:table-cell table:number-columns-repeated="1022"/>
        </table:table-row>
        <table:table-row table:style-name="ro1">
          <table:table-cell office:value-type="string">
            <text:p>kelpHive2</text:p>
          </table:table-cell>
          <table:table-cell office:value-type="string">
            <text:p>_TEXT:vaseDo4</text:p>
          </table:table-cell>
          <table:table-cell table:number-columns-repeated="1022"/>
        </table:table-row>
        <table:table-row table:style-name="ro1">
          <table:table-cell office:value-type="string">
            <text:p>kelpHive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office:value-type="string">
            <text:p>kelpHive4</text:p>
          </table:table-cell>
          <table:table-cell office:value-type="string">
            <text:p>_TEXT:hiveGet&amp;_GIVE:~beehive&amp;_GIVE:beeB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 At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Bee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office:value-type="string">
            <text:p>kelpDeadBee1</text:p>
          </table:table-cell>
          <table:table-cell office:value-type="string">
            <text:p>_TEXT:hiveGet&amp;_GIVE:~beehive&amp;_GIVE:beeB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lat Tire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latTire0</text:p>
          </table:table-cell>
          <table:table-cell office:value-type="string">
            <text:p>_BLACKTEXT:fakeFarmS</text:p>
          </table:table-cell>
          <table:table-cell table:number-columns-repeated="1022"/>
        </table:table-row>
        <table:table-row table:style-name="ro1">
          <table:table-cell office:value-type="string">
            <text:p>flatTire1</text:p>
          </table:table-cell>
          <table:table-cell office:value-type="string">
            <text:p>_TRANSITIONANIM&amp;_TEXT:fakeFarm0</text:p>
          </table:table-cell>
          <table:table-cell table:number-columns-repeated="1022"/>
        </table:table-row>
        <table:table-row table:style-name="ro1">
          <table:table-cell office:value-type="string">
            <text:p>flatTire2</text:p>
          </table:table-cell>
          <table:table-cell office:value-type="string">
            <text:p>targ_ISMOVING:true&amp;targ_MOVE:x22</text:p>
          </table:table-cell>
          <table:table-cell table:number-columns-repeated="1022"/>
        </table:table-row>
        <table:table-row table:style-name="ro1">
          <table:table-cell office:value-type="string">
            <text:p>flatTire3</text:p>
          </table:table-cell>
          <table:table-cell office:value-type="string">
            <text:p>targ_ISMOVING:false&amp;pl_SETDIR:1&amp;_TEXT:fakeFarm(1-4)</text:p>
          </table:table-cell>
          <table:table-cell table:number-columns-repeated="1022"/>
        </table:table-row>
        <table:table-row table:style-name="ro1">
          <table:table-cell office:value-type="string">
            <text:p>flatTire4</text:p>
          </table:table-cell>
          <table:table-cell office:value-type="string">
            <text:p>targ_SETDIR:1&amp;targ_ISMOVING:true&amp;targ_MOVE:x13</text:p>
          </table:table-cell>
          <table:table-cell table:number-columns-repeated="1022"/>
        </table:table-row>
        <table:table-row table:style-name="ro1">
          <table:table-cell office:value-type="string">
            <text:p>flatTire5</text:p>
          </table:table-cell>
          <table:table-cell office:value-type="string">
            <text:p>targ_VISIBLE:false&amp;targ_CLEARINTERAC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arm TV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TV0</text:p>
          </table:table-cell>
          <table:table-cell office:value-type="string">
            <text:p>_TEXT:farmTV0</text:p>
          </table:table-cell>
          <table:table-cell table:number-columns-repeated="1022"/>
        </table:table-row>
        <table:table-row table:style-name="ro1">
          <table:table-cell office:value-type="string">
            <text:p>farmTV1</text:p>
          </table:table-cell>
          <table:table-cell office:value-type="string">
            <text:p>_CLEARTEXT&amp;pl_MOVE:y6</text:p>
          </table:table-cell>
          <table:table-cell table:number-columns-repeated="1022"/>
        </table:table-row>
        <table:table-row table:style-name="ro1">
          <table:table-cell office:value-type="string">
            <text:p>farmTV2</text:p>
          </table:table-cell>
          <table:table-cell office:value-type="string">
            <text:p>pl_MOVE:x14.5</text:p>
          </table:table-cell>
          <table:table-cell table:number-columns-repeated="1022"/>
        </table:table-row>
        <table:table-row table:style-name="ro1">
          <table:table-cell office:value-type="string">
            <text:p>farmTV3</text:p>
          </table:table-cell>
          <table:table-cell office:value-type="string">
            <text:p>pl_MOVE:y3.75</text:p>
          </table:table-cell>
          <table:table-cell table:number-columns-repeated="1022"/>
        </table:table-row>
        <table:table-row table:style-name="ro1">
          <table:table-cell office:value-type="string">
            <text:p>farmTV4</text:p>
          </table:table-cell>
          <table:table-cell office:value-type="string">
            <text:p>_TEXT:farmTV(1-4)</text:p>
          </table:table-cell>
          <table:table-cell table:number-columns-repeated="1022"/>
        </table:table-row>
        <table:table-row table:style-name="ro1">
          <table:table-cell office:value-type="string">
            <text:p>farmTV5</text:p>
          </table:table-cell>
          <table:table-cell office:value-type="string">
            <text:p>_CUSTOM:FARMTV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ontrol Pane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tbox0</text:p>
          </table:table-cell>
          <table:table-cell table:style-name="ce8" office:value-type="string">
            <text:p>?[{"q":"player.hasQuestState('fakeFarm', 1)","v":1},{"q":"player.hasQuestState('fakeFarm', 2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hotbox1</text:p>
          </table:table-cell>
          <table:table-cell office:value-type="string">
            <text:p>_TEXT:hotboxX&amp;_END</text:p>
          </table:table-cell>
          <table:table-cell table:number-columns-repeated="1022"/>
        </table:table-row>
        <table:table-row table:style-name="ro1">
          <table:table-cell office:value-type="string">
            <text:p>hotbox2</text:p>
          </table:table-cell>
          <table:table-cell office:value-type="string">
            <text:p>_TEXT:hotbox2&amp;_END</text:p>
          </table:table-cell>
          <table:table-cell table:number-columns-repeated="1022"/>
        </table:table-row>
        <table:table-row table:style-name="ro1">
          <table:table-cell office:value-type="string">
            <text:p>hotbox3</text:p>
          </table:table-cell>
          <table:table-cell office:value-type="string">
            <text:p>_TEXT:hotbox1</text:p>
          </table:table-cell>
          <table:table-cell table:number-columns-repeated="1022"/>
        </table:table-row>
        <table:table-row table:style-name="ro1">
          <table:table-cell office:value-type="string">
            <text:p>hotbox4</text:p>
          </table:table-cell>
          <table:table-cell office:value-type="string">
            <text:p>_FIGHT:machineA,machineB,machineC,machineD</text:p>
          </table:table-cell>
          <table:table-cell table:number-columns-repeated="1022"/>
        </table:table-row>
        <table:table-row table:style-name="ro1">
          <table:table-cell office:value-type="string">
            <text:p>hotboxEnd0</text:p>
          </table:table-cell>
          <table:table-cell office:value-type="string">
            <text:p>_CUSTOM:HOTBOXBE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Power Outle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utlet0</text:p>
          </table:table-cell>
          <table:table-cell table:style-name="ce8" office:value-type="string">
            <text:p>?[{"q":"player.hasQuestState('fakeFarm', 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utlet1</text:p>
          </table:table-cell>
          <table:table-cell office:value-type="string">
            <text:p>_TEXT:farmTVunplug3&amp;_END</text:p>
          </table:table-cell>
          <table:table-cell table:number-columns-repeated="1022"/>
        </table:table-row>
        <table:table-row table:style-name="ro1">
          <table:table-cell office:value-type="string">
            <text:p>outlet2</text:p>
          </table:table-cell>
          <table:table-cell office:value-type="string">
            <text:p>_TEXT:farmTVunplug(0-1)</text:p>
          </table:table-cell>
          <table:table-cell table:number-columns-repeated="1022"/>
        </table:table-row>
        <table:table-row table:style-name="ro1">
          <table:table-cell office:value-type="string">
            <text:p>outlet3</text:p>
          </table:table-cell>
          <table:table-cell office:value-type="string">
            <text:p>_CUSTOM:UNPLUGOUTL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awn Mow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wer0</text:p>
          </table:table-cell>
          <table:table-cell office:value-type="string">
            <text:p>_CUSTOM:MOWER0</text:p>
          </table:table-cell>
          <table:table-cell table:number-columns-repeated="1022"/>
        </table:table-row>
        <table:table-row table:style-name="ro1">
          <table:table-cell office:value-type="string">
            <text:p>mower1</text:p>
          </table:table-cell>
          <table:table-cell office:value-type="string">
            <text:p>_FIGHT:lawnmow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usted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Truck0</text:p>
          </table:table-cell>
          <table:table-cell table:style-name="ce8" office:value-type="string">
            <text:p>?[{"q":"player.completed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adTruck1</text:p>
          </table:table-cell>
          <table:table-cell office:value-type="string">
            <text:p>_TEXT:bustedTruck0&amp;_END</text:p>
          </table:table-cell>
          <table:table-cell table:number-columns-repeated="1022"/>
        </table:table-row>
        <table:table-row table:style-name="ro1">
          <table:table-cell office:value-type="string">
            <text:p>badTruck2</text:p>
          </table:table-cell>
          <table:table-cell office:value-type="string">
            <text:p>_CUSTOM:FIXTI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Trying to Exit the Bar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xitBarn0</text:p>
          </table:table-cell>
          <table:table-cell table:style-name="ce8" office:value-type="string">
            <text:p>?[{"q":"player.has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exitBarn1</text:p>
          </table:table-cell>
          <table:table-cell office:value-type="string">
            <text:p>_CUSTOM:EXITBARN&amp;_END</text:p>
          </table:table-cell>
          <table:table-cell table:number-columns-repeated="1022"/>
        </table:table-row>
        <table:table-row table:style-name="ro1">
          <table:table-cell office:value-type="string">
            <text:p>exitBarn2</text:p>
          </table:table-cell>
          <table:table-cell table:style-name="ce8" office:value-type="string">
            <text:p>?[{"q":"player.hasQuestState('gotTire',1)","v":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xitBarn3</text:p>
          </table:table-cell>
          <table:table-cell office:value-type="string">
            <text:p>_TEXT:fakeFarm5</text:p>
          </table:table-cell>
          <table:table-cell table:number-columns-repeated="1022"/>
        </table:table-row>
        <table:table-row table:style-name="ro1">
          <table:table-cell office:value-type="string">
            <text:p>exitBarn4</text:p>
          </table:table-cell>
          <table:table-cell office:value-type="string">
            <text:p>_CLEARTEXT&amp;_CUSTOM:SETUPJEFF&amp;FarmerJeff_MOVE:y29</text:p>
          </table:table-cell>
          <table:table-cell table:number-columns-repeated="1022"/>
        </table:table-row>
        <table:table-row table:style-name="ro1">
          <table:table-cell office:value-type="string">
            <text:p>exitBarn5</text:p>
          </table:table-cell>
          <table:table-cell office:value-type="string">
            <text:p>FarmerJeff_ISMOVING:false&amp;_TEXT:fakeFarm(6-7)</text:p>
          </table:table-cell>
          <table:table-cell table:number-columns-repeated="1022"/>
        </table:table-row>
        <table:table-row table:style-name="ro1">
          <table:table-cell office:value-type="string">
            <text:p>exitBarn6</text:p>
          </table:table-cell>
          <table:table-cell office:value-type="string">
            <text:p>HK_ISMOVING:true&amp;_TEXT:fakeFarm8</text:p>
          </table:table-cell>
          <table:table-cell table:number-columns-repeated="1022"/>
        </table:table-row>
        <table:table-row table:style-name="ro1">
          <table:table-cell office:value-type="string">
            <text:p>exitBarn7</text:p>
          </table:table-cell>
          <table:table-cell office:value-type="string">
            <text:p>_TEXT:fakeFarm(9-12)</text:p>
          </table:table-cell>
          <table:table-cell table:number-columns-repeated="1022"/>
        </table:table-row>
        <table:table-row table:style-name="ro1">
          <table:table-cell office:value-type="string">
            <text:p>exitBarn8</text:p>
          </table:table-cell>
          <table:table-cell office:value-type="string">
            <text:p>_FIGHT:router,housekeeper,outlet,server</text:p>
          </table:table-cell>
          <table:table-cell table:number-columns-repeated="1022"/>
        </table:table-row>
        <table:table-row table:style-name="ro1">
          <table:table-cell office:value-type="string">
            <text:p>exitBarn9</text:p>
          </table:table-cell>
          <table:table-cell office:value-type="string">
            <text:p>_TEXT:fakeFarm18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e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arn0</text:p>
          </table:table-cell>
          <table:table-cell office:value-type="string">
            <text:p>_TEXT:fakeFarm(13-16)</text:p>
          </table:table-cell>
          <table:table-cell table:number-columns-repeated="1022"/>
        </table:table-row>
        <table:table-row table:style-name="ro1">
          <table:table-cell office:value-type="string">
            <text:p>beatBarn1</text:p>
          </table:table-cell>
          <table:table-cell office:value-type="string">
            <text:p>_TEXT:fakeFarm17&amp;FarmerJeff_SETTARGET&amp;_CLEARTARGET&amp;HK_SETTARGET&amp;_CLEARTARGET&amp;_COMPLETEQUEST:gotTire&amp;_CUSTOM:EXITBAR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ook 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usekeeper0</text:p>
          </table:table-cell>
          <table:table-cell table:style-name="ce8" office:value-type="string">
            <text:p>?[{"q":"player.hasQuestState('gotTire', 1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ousekeeper1</text:p>
          </table:table-cell>
          <table:table-cell office:value-type="string">
            <text:p>_TEXT:HK.s0&amp;_END</text:p>
          </table:table-cell>
          <table:table-cell table:number-columns-repeated="1022"/>
        </table:table-row>
        <table:table-row table:style-name="ro1">
          <table:table-cell office:value-type="string">
            <text:p>housekeeper2</text:p>
          </table:table-cell>
          <table:table-cell office:value-type="string">
            <text:p>_TEXT:HK.s(1-2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routo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outon0</text:p>
          </table:table-cell>
          <table:table-cell table:style-name="ce8" office:value-type="string">
            <text:p>?[{"q":"player.completedQuest('croutonsFishingAdventure')","v":1},{"q":"player.hasQuest('croutonsFishingAdventure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crouton1</text:p>
          </table:table-cell>
          <table:table-cell office:value-type="string">
            <text:p>_TEXT:arf.thanks&amp;_END</text:p>
          </table:table-cell>
          <table:table-cell table:number-columns-repeated="1022"/>
        </table:table-row>
        <table:table-row table:style-name="ro1">
          <table:table-cell office:value-type="string">
            <text:p>crouton2</text:p>
          </table:table-cell>
          <table:table-cell office:value-type="string">
            <text:p>_STARTQUEST:croutonsFishingAdventure&amp;_TEXT:arf(0-2)</text:p>
          </table:table-cell>
          <table:table-cell table:number-columns-repeated="1022"/>
        </table:table-row>
        <table:table-row table:style-name="ro1">
          <table:table-cell office:value-type="string">
            <text:p>crouton3</text:p>
          </table:table-cell>
          <table:table-cell office:value-type="string">
            <text:p>_TEXT:arf3&amp;_END</text:p>
          </table:table-cell>
          <table:table-cell table:number-columns-repeated="1022"/>
        </table:table-row>
        <table:table-row table:style-name="ro1">
          <table:table-cell office:value-type="string">
            <text:p>crouton4</text:p>
          </table:table-cell>
          <table:table-cell office:value-type="string">
            <text:p>_CUSTOM:CROUTONSTART</text:p>
          </table:table-cell>
          <table:table-cell table:number-columns-repeated="1022"/>
        </table:table-row>
        <table:table-row table:style-name="ro1">
          <table:table-cell office:value-type="string">
            <text:p>crouton5</text:p>
          </table:table-cell>
          <table:table-cell office:value-type="string">
            <text:p>??CROUTONNEXT</text:p>
          </table:table-cell>
          <table:table-cell table:number-columns-repeated="1022"/>
        </table:table-row>
        <table:table-row table:style-name="ro1">
          <table:table-cell office:value-type="string">
            <text:p>crouton6</text:p>
          </table:table-cell>
          <table:table-cell office:value-type="string">
            <text:p>_TEXT:arf.spear1&amp;_END</text:p>
          </table:table-cell>
          <table:table-cell table:number-columns-repeated="1022"/>
        </table:table-row>
        <table:table-row table:style-name="ro1">
          <table:table-cell office:value-type="string">
            <text:p>crouton7</text:p>
          </table:table-cell>
          <table:table-cell office:value-type="string">
            <text:p>_TEXT:arf.good1&amp;_GIVE:fodder,20</text:p>
          </table:table-cell>
          <table:table-cell table:number-columns-repeated="1022"/>
        </table:table-row>
        <table:table-row table:style-name="ro1">
          <table:table-cell office:value-type="string">
            <text:p>crouton8</text:p>
          </table:table-cell>
          <table:table-cell office:value-type="string">
            <text:p>_TEXT:arf.good2&amp;_COMPLETEQUEST:croutonsFishingAdventure&amp;_END</text:p>
          </table:table-cell>
          <table:table-cell table:number-columns-repeated="1022"/>
        </table:table-row>
        <table:table-row table:style-name="ro1">
          <table:table-cell office:value-type="string">
            <text:p>crouton9</text:p>
          </table:table-cell>
          <table:table-cell office:value-type="string">
            <text:p>_TEXT:arf.ultra1&amp;_GIVE:goodfood,20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ruck0</text:p>
          </table:table-cell>
          <table:table-cell office:value-type="string">
            <text:p>_CUSTOM:TRUCKSTART</text:p>
          </table:table-cell>
          <table:table-cell table:number-columns-repeated="1022"/>
        </table:table-row>
        <table:table-row table:style-name="ro1">
          <table:table-cell office:value-type="string">
            <text:p>truck1</text:p>
          </table:table-cell>
          <table:table-cell office:value-type="string">
            <text:p>??TRUCKNEXT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1">12/31/2017</text:date>, <text:time>13:35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9:13:31.12</meta:creation-date>
    <dc:date>2017-12-31T13:35:09.53</dc:date>
    <dc:creator>Seab Dinch</dc:creator>
    <meta:editing-duration>P2DT11H5M47S</meta:editing-duration>
    <meta:editing-cycles>274</meta:editing-cycles>
    <meta:generator>OpenOffice/4.1.2$Win32 OpenOffice.org_project/412m3$Build-9782</meta:generator>
    <meta:document-statistic meta:table-count="3" meta:cell-count="670" meta:object-count="0"/>
  </office:meta>
</office:document-meta>
</file>